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oose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pick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CHOOSE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PICK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table:number-columns-repeated="2"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table:number-columns-repeated="2"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upgrade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 table:number-columns-repeated="2"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UPGRADE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table:number-columns-repeated="2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table:number-columns-repeated="2"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CRE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00:48:43.870869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2:47:52.874706585</meta:creation-date>
    <meta:editing-duration>PT24M31S</meta:editing-duration>
    <meta:editing-cycles>3</meta:editing-cycles>
    <meta:generator>LibreOffice/5.1.6.2$Linux_X86_64 LibreOffice_project/10m0$Build-2</meta:generator>
    <dc:date>2017-05-05T01:17:27.932252479</dc:date>
    <meta:document-statistic meta:table-count="1" meta:cell-count="60" meta:object-count="0"/>
  </office:meta>
</office:document-meta>
</file>